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padding="0cm" fo:border-left="0.002cm solid #000000" fo:border-right="0.018cm solid #000000" fo:border-top="0.002cm solid #000000" fo:border-bottom="0.002cm solid #000000"/>
    </style:style>
    <style:style style:name="Table1.C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0.018cm solid #000000" fo:border-top="0.018cm solid #000000" fo:border-bottom="0.002cm solid #000000"/>
    </style:style>
    <style:style style:name="Table1.C2" style:family="table-cell">
      <style:table-cell-properties fo:padding="0cm" fo:border-left="0.002cm solid #000000" fo:border-right="0.002cm solid #000000" fo:border-top="0.018cm solid #000000" fo:border-bottom="0.002cm solid #000000"/>
    </style:style>
    <style:style style:name="Table1.A68" style:family="table-cell">
      <style:table-cell-properties fo:padding="0cm" fo:border-left="0.002cm solid #000000" fo:border-right="0.018cm solid #000000" fo:border-top="none" fo:border-bottom="0.002cm solid #000000"/>
    </style:style>
    <style:style style:name="Table1.C68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font-size="10pt"/>
    </style:style>
    <style:style style:name="P2" style:family="paragraph" style:parent-style-name="Normal">
      <style:text-properties fo:font-size="10pt" style:text-underline-style="solid" style:text-underline-width="auto" style:text-underline-color="font-color" fo:font-weight="bold"/>
    </style:style>
    <style:style style:name="P3" style:family="paragraph" style:parent-style-name="Normal">
      <style:text-properties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 table:number-columns-repeated="2"/>
          <table:table-row>
            <table:table-cell table:style-name="Table1.A1" office:value-type="string">
              <text:p text:style-name="P2">Ɩlɔ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wuntɔdwii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bɩntɔyi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mɛtɔk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iantɔkp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trʋtɔkp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krodob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day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gyide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petekuk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dʋ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Mbw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amplɔ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Dugul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Kwata/Ɩlɔpɛp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nsibibwie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Sʋsʋpʋʋ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lɔdɩdah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l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ki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ŋɛtɩ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ŋɛt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dandʋbiabi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lɔdwindwi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fw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Mbieb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toblobo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Mbiebikpokplo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gyiswie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Mpɩt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yul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yɛ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Kɔku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Bɛlɩkpakp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sʋti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Tɔnk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Tɔnkɔow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deepu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mɛsɩl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w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tɩhɩ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fuliɔw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Ɔkpɛntɩwɛ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kpow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sʋ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wɩtɔt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Tsɛ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b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Agyebrekut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tɔlɔ (inherited)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 l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kl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 adunt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 ntsu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wʋl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dwɩ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tsu wʋl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Ɩblay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kpla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ext:soft-page-break/>
          <table:table-row>
            <table:table-cell table:style-name="Table1.A2" office:value-type="string">
              <text:p text:style-name="P1">Obugyafɛn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kɔ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blufo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Nwun ansɩ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 tii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l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Obugyawa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kpa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gyi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kpɩ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ta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 itinka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tɔkɩɩ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Ɩbɩwa obugyatɔ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>Obugya ladɩnka ansɩsʋ</text:p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/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  <table:table-row>
            <table:table-cell table:style-name="Table1.A68" office:value-type="string">
              <text:p text:style-name="P1"/>
            </table:table-cell>
            <table:table-cell table:style-name="Table1.A68" office:value-type="string">
              <text:p text:style-name="P1"/>
            </table:table-cell>
            <table:table-cell table:style-name="Table1.C68" office:value-type="string">
              <text:p text:style-name="P1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en" fo:country="AU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2-10-29T15:29:43</meta:creation-date>
    <meta:editing-duration>PT00H07M19S</meta:editing-duration>
    <meta:editing-cycles>2</meta:editing-cycles>
    <meta:document-statistic meta:table-count="1" meta:image-count="0" meta:object-count="0" meta:page-count="2" meta:paragraph-count="74" meta:word-count="85" meta:character-count="598"/>
    <dc:date>2012-10-29T15:37:01</dc:date>
  </office:meta>
</office:document-meta>
</file>